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D000000C273124C70E5628FAF.png" manifest:media-type="image/png"/>
  <manifest:file-entry manifest:full-path="Pictures/1000020100000223000001C2FC1EB53D36D91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27622" draw:textarea-horizontal-align="justify" draw:textarea-vertical-align="middle" draw:auto-grow-height="false" fo:min-height="2.544cm" fo:min-width="17.66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4cm, 0cm, 0.83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5" style:family="graphic" style:parent-style-name="standard">
      <style:graphic-properties draw:stroke="dash" draw:stroke-dash="Fine_20_Dotted" svg:stroke-width="0.081cm" svg:stroke-color="#333333" draw:marker-start-width="0.321cm" draw:marker-end-width="0.321cm" draw:fill="none" draw:textarea-horizontal-align="justify" draw:textarea-vertical-align="middle" draw:auto-grow-height="false" fo:min-height="5.678cm" fo:min-width="3.99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2.897cm"/>
      <style:paragraph-properties style:writing-mode="lr-tb"/>
    </style:style>
    <style:style style:name="P1" style:family="paragraph">
      <style:paragraph-properties fo:text-align="center"/>
      <style:text-properties fo:color="#ffffff" style:font-name="Linux Libertine Mono O"/>
    </style:style>
    <style:style style:name="P2" style:family="paragraph">
      <loext:graphic-properties draw:fill-color="#127622"/>
      <style:paragraph-properties fo:text-align="center"/>
      <style:text-properties fo:color="#ffffff" style:font-name="Linux Libertine Mono O"/>
    </style:style>
    <style:style style:name="P3" style:family="paragraph">
      <style:paragraph-properties fo:text-align="center"/>
    </style:style>
    <style:style style:name="P4" style:family="paragraph">
      <style:text-properties style:font-name="Linux Libertine Mono O"/>
    </style:style>
    <style:style style:name="P5" style:family="paragraph">
      <loext:graphic-properties draw:fill="none" draw:fill-color="#ffffff"/>
      <style:text-properties style:font-name="Linux Libertine Mono O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Liberation Mono"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Liberation Mono" fo:font-size="24pt" style:font-size-asian="24pt" style:font-size-complex="24pt"/>
    </style:style>
    <style:style style:name="T1" style:family="text">
      <style:text-properties fo:color="#ffffff" style:font-name="Linux Libertine Mono O"/>
    </style:style>
    <style:style style:name="T2" style:family="text">
      <style:text-properties style:font-name="Linux Libertine Mono O"/>
    </style:style>
    <style:style style:name="T3" style:family="text">
      <style:text-properties style:font-name="Liberation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61cm" svg:height="2.794cm" svg:x="1.508cm" svg:y="13.192cm">
          <text:p text:style-name="P1"><text:span text:style-name="T1">koodi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4cm" svg:height="3.488cm" svg:x="1.713cm" svg:y="9.577cm">
          <draw:image xlink:href="Pictures/1000020100000223000001C2FC1EB53D36D9102D.png" xlink:type="simple" xlink:show="embed" xlink:actuate="onLoad" loext:mime-type="image/png">
            <text:p/>
          </draw:image>
        </draw:frame>
        <draw:frame draw:style-name="gr3" draw:text-style-name="P3" draw:layer="layout" svg:width="5.786cm" svg:height="3.727cm" svg:x="14.208cm" svg:y="9.337cm">
          <draw:image xlink:href="Pictures/10000201000000ED000000C273124C70E5628FAF.png" xlink:type="simple" xlink:show="embed" xlink:actuate="onLoad" loext:mime-type="image/png">
            <text:p/>
          </draw:image>
        </draw:frame>
        <draw:frame draw:style-name="gr4" draw:text-style-name="P5" draw:layer="layout" svg:width="4.572cm" svg:height="1.397cm" svg:x="8.493cm" svg:y="11.287cm">
          <draw:text-box>
            <text:p text:style-name="P4"><text:span text:style-name="T2">sanat</text:span></text:p>
          </draw:text-box>
        </draw:frame>
        <draw:frame draw:style-name="gr4" draw:text-style-name="P5" draw:layer="layout" svg:width="4.572cm" svg:height="1.397cm" svg:x="9.128cm" svg:y="9.382cm">
          <draw:text-box>
            <text:p text:style-name="P4"><text:span text:style-name="T2">kaaviot</text:span></text:p>
          </draw:text-box>
        </draw:frame>
        <draw:custom-shape draw:style-name="gr5" draw:text-style-name="P6" draw:layer="layout" svg:width="6.35cm" svg:height="8.382cm" svg:x="7.41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4.859cm" svg:height="3.147cm" svg:x="3.159cm" svg:y="4.584cm">
          <draw:text-box>
            <text:p text:style-name="P7"><text:span text:style-name="T3">Notk</text:span><text:span text:style-name="T3">ea </text:span><text:span text:style-name="T3">tiet</text:span><text:span text:style-name="T3">omal</text:span><text:span text:style-name="T3">lin </text:span><text:span text:style-name="T3">para</text:span><text:span text:style-name="T3">ntel</text:span><text:span text:style-name="T3">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00:40:43.656807651</meta:creation-date>
    <dc:date>2021-11-08T00:54:39.005247772</dc:date>
    <meta:editing-duration>PT3M34S</meta:editing-duration>
    <meta:editing-cycles>1</meta:editing-cycles>
    <meta:document-statistic meta:object-count="7"/>
    <meta:generator>LibreOffice/6.4.7.2$Linux_X86_64 LibreOffice_project/40$Build-2</meta:generator>
  </office:meta>
</office:document-meta>
</file>